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PT Astra Sans1" svg:font-family="'PT Astra Sans'" style:font-family-generic="swis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8.34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656cm"/>
    </style:style>
    <style:style style:name="co7" style:family="table-column">
      <style:table-column-properties fo:break-before="auto" style:column-width="8.918cm"/>
    </style:style>
    <style:style style:name="co8" style:family="table-column">
      <style:table-column-properties fo:break-before="auto" style:column-width="6.708cm"/>
    </style:style>
    <style:style style:name="co9" style:family="table-column">
      <style:table-column-properties fo:break-before="auto" style:column-width="3.314cm"/>
    </style:style>
    <style:style style:name="co10" style:family="table-column">
      <style:table-column-properties fo:break-before="auto" style:column-width="4.49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style:font-name="PT Astra Sans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table:number-columns-repeated="5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5" table:style-name="ce1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number-columns-repeated="2" table:default-cell-style-name="ce2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Лист3" table:style-name="ta2">
        <table:table-column table:style-name="co3" table:default-cell-style-name="ce2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Лист4" table:style-name="ta2"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7" table:style-name="ta2">
        <table:table-column table:style-name="co1" table:number-columns-repeated="8" table:default-cell-style-name="ce2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1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table table:name="Лист9" table:style-name="ta2"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OT 11: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нвертируем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есятичное представление модуля числа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10" table:style-name="ta2">
        <table:table-column table:style-name="co7" table:default-cell-style-name="ce4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ополнительный код числа 52 ( прибавляем 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Default" table:number-columns-repeated="8"/>
        </table:table-row>
      </table:table>
      <table:table table:name="Лист11" table:style-name="ta2">
        <table:table-column table:style-name="co8" table:default-cell-style-name="ce4"/>
        <table:table-column table:style-name="co9" table:default-cell-style-name="ce2"/>
        <table:table-row table:style-name="ro1">
          <table:table-cell table:style-name="ce2"/>
          <table:table-cell office:value-type="string" calcext:value-type="string">
            <text:p>NOT (A AND B)</text:p>
          </table:table-cell>
        </table:table-row>
        <table:table-row table:style-name="ro1">
          <table:table-cell office:value-type="string" calcext:value-type="string">
            <text:p>A и B <text:s/>- положительные числ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и B <text:s/>- отрицательные числ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и B <text:s/>- числа разного знака</text:p>
          </table:table-cell>
          <table:table-cell office:value-type="float" office:value="0" calcext:value-type="float">
            <text:p>0</text:p>
          </table:table-cell>
        </table:table-row>
      </table:table>
      <table:table table:name="Лист12" table:style-name="ta2"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л-во братьев: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ладшему: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таршему: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ласс: 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13" table:style-name="ta2"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Кол-во учеников:3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Мальчики: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Девочки: 20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PT Astra Sans1" svg:font-family="'PT Astra Sans'" style:font-family-generic="swiss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1:08:06.25523224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1:08:06.386239686</meta:creation-date>
    <dc:title>Таблица</dc:title>
    <meta:generator>LibreOffice/7.6.7.2$Linux_X86_64 LibreOffice_project/60$Build-2</meta:generator>
    <meta:editing-duration>PT1H26M3S</meta:editing-duration>
    <meta:editing-cycles>7</meta:editing-cycles>
    <dc:date>2026-04-20T12:34:12.574671500</dc:date>
    <meta:document-statistic meta:table-count="13" meta:cell-count="427" meta:object-count="0"/>
    <meta:template xlink:type="simple" xlink:actuate="onRequest" xlink:title="Таблица" xlink:href="../../../../../usr/lib/libreoffice/share/template/common/ШАБЛОН_ЭЛЕКТРОННОЙ_ТАБЛИЦЫ_2019-07-22.ots" meta:date="2026-04-20T11:08:06.272347415"/>
  </office:meta>
</office:document-meta>
</file>